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1c6ac" officeooo:paragraph-rsid="0011c6ac"/>
    </style:style>
    <style:style style:name="P2" style:family="paragraph" style:parent-style-name="Standard">
      <style:paragraph-properties fo:text-align="center" style:justify-single-word="false"/>
      <style:text-properties fo:color="#dc0000" loext:opacity="100%" fo:font-size="16pt" officeooo:rsid="0011c6ac" officeooo:paragraph-rsid="0011c6ac" style:font-size-asian="14pt" style:font-size-complex="16pt"/>
    </style:style>
    <style:style style:name="P3" style:family="paragraph" style:parent-style-name="Standard">
      <style:paragraph-properties fo:text-align="center" style:justify-single-word="false"/>
      <style:text-properties fo:color="#dc0000" loext:opacity="100%" fo:font-size="14pt" officeooo:rsid="0011c6ac" officeooo:paragraph-rsid="0011c6ac" style:font-size-asian="12.25pt" style:font-size-complex="14pt"/>
    </style:style>
    <style:style style:name="P4" style:family="paragraph" style:parent-style-name="Standard">
      <style:paragraph-properties fo:text-align="center" style:justify-single-word="false"/>
      <style:text-properties fo:color="#dc0000" loext:opacity="100%" fo:font-size="18pt" officeooo:rsid="0011c6ac" officeooo:paragraph-rsid="0011c6ac" style:font-size-asian="18pt" style:font-size-complex="18pt"/>
    </style:style>
    <style:style style:name="P5" style:family="paragraph" style:parent-style-name="Standard">
      <style:paragraph-properties fo:text-align="start" style:justify-single-word="false"/>
      <style:text-properties fo:color="#000000" loext:opacity="100%" fo:font-size="14pt" officeooo:rsid="0013621c" officeooo:paragraph-rsid="0013621c" style:font-size-asian="12.25pt" style:font-size-complex="14pt"/>
    </style:style>
    <style:style style:name="P6" style:family="paragraph" style:parent-style-name="Standard">
      <style:paragraph-properties fo:text-align="start" style:justify-single-word="false"/>
      <style:text-properties fo:color="#000000" loext:opacity="100%" fo:font-size="14pt" officeooo:rsid="0013621c" officeooo:paragraph-rsid="002308da" style:font-size-asian="12.25pt" style:font-size-complex="14pt"/>
    </style:style>
    <style:style style:name="P7" style:family="paragraph" style:parent-style-name="Standard">
      <style:paragraph-properties fo:text-align="start" style:justify-single-word="false"/>
      <style:text-properties fo:color="#000000" loext:opacity="100%" fo:font-size="14pt" officeooo:rsid="0024ae2a" officeooo:paragraph-rsid="0024ae2a" style:font-size-asian="12.25pt" style:font-size-complex="14pt"/>
    </style:style>
    <style:style style:name="P8" style:family="paragraph" style:parent-style-name="Standard">
      <style:paragraph-properties fo:text-align="center" style:justify-single-word="false"/>
      <style:text-properties fo:color="#000000" loext:opacity="100%" fo:font-size="14pt" style:text-underline-style="solid" style:text-underline-width="auto" style:text-underline-color="font-color" officeooo:rsid="0013621c" officeooo:paragraph-rsid="0013621c" style:font-size-asian="12.25pt" style:font-size-complex="14pt"/>
    </style:style>
    <style:style style:name="T1" style:family="text">
      <style:text-properties fo:font-style="italic" style:text-underline-style="solid" style:text-underline-width="auto" style:text-underline-color="font-color" officeooo:rsid="0016aadf" style:font-style-asian="italic" style:font-style-complex="italic"/>
    </style:style>
    <style:style style:name="T2" style:family="text">
      <style:text-properties fo:font-style="italic" style:text-underline-style="solid" style:text-underline-width="auto" style:text-underline-color="font-color" officeooo:rsid="00198ad0" style:font-style-asian="italic" style:font-style-complex="italic"/>
    </style:style>
    <style:style style:name="T3" style:family="text">
      <style:text-properties fo:font-style="italic" style:text-underline-style="solid" style:text-underline-width="auto" style:text-underline-color="font-color" officeooo:rsid="0021a655" style:font-style-asian="italic" style:font-style-complex="italic"/>
    </style:style>
    <style:style style:name="T4" style:family="text">
      <style:text-properties fo:font-style="italic" style:text-underline-style="solid" style:text-underline-width="auto" style:text-underline-color="font-color" officeooo:rsid="0022faa4" style:font-style-asian="italic" style:font-style-complex="italic"/>
    </style:style>
    <style:style style:name="T5" style:family="text">
      <style:text-properties style:text-underline-style="none" officeooo:rsid="0016aadf"/>
    </style:style>
    <style:style style:name="T6" style:family="text">
      <style:text-properties style:text-underline-style="none" officeooo:rsid="00187b2e"/>
    </style:style>
    <style:style style:name="T7" style:family="text">
      <style:text-properties style:text-underline-style="none" officeooo:rsid="00198ad0"/>
    </style:style>
    <style:style style:name="T8" style:family="text">
      <style:text-properties style:text-underline-style="none" officeooo:rsid="00199452"/>
    </style:style>
    <style:style style:name="T9" style:family="text">
      <style:text-properties style:text-underline-style="none" officeooo:rsid="001aad13"/>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16aadf" style:font-style-asian="normal" style:font-style-complex="normal"/>
    </style:style>
    <style:style style:name="T12" style:family="text">
      <style:text-properties fo:font-style="normal" style:text-underline-style="none" officeooo:rsid="00187b2e" style:font-style-asian="normal" style:font-style-complex="normal"/>
    </style:style>
    <style:style style:name="T13" style:family="text">
      <style:text-properties fo:font-style="normal" style:text-underline-style="none" officeooo:rsid="00198ad0" style:font-style-asian="normal" style:font-style-complex="normal"/>
    </style:style>
    <style:style style:name="T14" style:family="text">
      <style:text-properties fo:font-style="normal" style:text-underline-style="none" officeooo:rsid="00199452" style:font-style-asian="normal" style:font-style-complex="normal"/>
    </style:style>
    <style:style style:name="T15" style:family="text">
      <style:text-properties fo:font-style="normal" style:text-underline-style="none" officeooo:rsid="001aad13" style:font-style-asian="normal" style:font-style-complex="normal"/>
    </style:style>
    <style:style style:name="T16" style:family="text">
      <style:text-properties fo:font-style="normal" style:text-underline-style="none" officeooo:rsid="001ba759" style:font-style-asian="normal" style:font-style-complex="normal"/>
    </style:style>
    <style:style style:name="T17" style:family="text">
      <style:text-properties fo:font-style="normal" style:text-underline-style="none" officeooo:rsid="001cb5fb" style:font-style-asian="normal" style:font-style-complex="normal"/>
    </style:style>
    <style:style style:name="T18" style:family="text">
      <style:text-properties fo:font-style="normal" style:text-underline-style="none" officeooo:rsid="001e98bd" style:font-style-asian="normal" style:font-style-complex="normal"/>
    </style:style>
    <style:style style:name="T19" style:family="text">
      <style:text-properties fo:font-style="normal" style:text-underline-style="none" officeooo:rsid="0020776a" style:font-style-asian="normal" style:font-style-complex="normal"/>
    </style:style>
    <style:style style:name="T20" style:family="text">
      <style:text-properties fo:font-style="normal" style:text-underline-style="none" officeooo:rsid="0021a655" style:font-style-asian="normal" style:font-style-complex="normal"/>
    </style:style>
    <style:style style:name="T21" style:family="text">
      <style:text-properties fo:font-style="normal" style:text-underline-style="none" officeooo:rsid="0022a166" style:font-style-asian="normal" style:font-style-complex="normal"/>
    </style:style>
    <style:style style:name="T22" style:family="text">
      <style:text-properties fo:font-style="normal" style:text-underline-style="none" officeooo:rsid="0022faa4" style:font-style-asian="normal" style:font-style-complex="normal"/>
    </style:style>
    <style:style style:name="T23" style:family="text">
      <style:text-properties fo:font-style="normal" style:text-underline-style="none" officeooo:rsid="002308da" style:font-style-asian="normal" style:font-style-complex="normal"/>
    </style:style>
    <style:style style:name="T24" style:family="text">
      <style:text-properties fo:font-style="normal" style:text-underline-style="none" officeooo:rsid="0024ae2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YNTHÈSE</text:p>
      <text:p text:style-name="P2"/>
      <text:p text:style-name="P3"><text:s/></text:p>
      <text:p text:style-name="P8">Painkillers and painful killers</text:p>
      <text:p text:style-name="P8"/>
      <text:p text:style-name="P5"><text:span text:style-name="T5"><text:tab/>A Republican conservative sued a pharmaceutical company over hurtful market practice</text:span><text:span text:style-name="T9">s</text:span><text:span text:style-name="T5">, as shown in</text:span><text:span text:style-name="T1"> The Guardian</text:span><text:span text:style-name="T11"> by Chris McGreal (doc 2). </text:span><text:span text:style-name="T12">T</text:span><text:span text:style-name="T11">his illustrates</text:span><text:span text:style-name="T5"> how badly the opioid crisis impacted the US. </text:span><text:span text:style-name="T6">While the National Center for Health statistics published charts in 2023 plotting </text:span><text:span text:style-name="T8">drug overdose related death</text:span><text:span text:style-name="T6"> (doc 1), Barry Meier </text:span><text:span text:style-name="T7">shows</text:span><text:span text:style-name="T9"> </text:span><text:span text:style-name="T6">in </text:span><text:span text:style-name="T7">2018 in</text:span><text:span text:style-name="T6"> the prologue of his book </text:span><text:span text:style-name="T7">what consequences it had (doc 4) and an article from </text:span><text:span text:style-name="T2">The Economist</text:span><text:span text:style-name="T13"> in 2024 explains why it is hard to fight against drugs. This begs the question of how </text:span><text:span text:style-name="T15">this concerning</text:span><text:span text:style-name="T13"> issue </text:span><text:span text:style-name="T14">affected the US. There are explanations on how it started, but the problem </text:span><text:span text:style-name="T15">has to be faced</text:span><text:span text:style-name="T14"> </text:span><text:span text:style-name="T15">and so </text:span><text:span text:style-name="T14">solutions are being discussed. </text:span><text:span text:style-name="T15">110 words</text:span></text:p>
      <text:p text:style-name="P5"><text:span text:style-name="T15"/></text:p>
      <text:p text:style-name="P5"><text:span text:style-name="T15"><text:tab/></text:span><text:span text:style-name="T16">Barry Meier wrote that Purdue Pharma, a pharmaceutical company, released a new drug called OxyContin around 1995 which was a narcotic painkiller. It benefited from an aggersive marketing campaign falsely claiming that it was perfectly safe when in reality it was potentially addictive, which made it more profitable for the company. As shown by McGreal, Johnson &amp; Johnson, another pharmaceutical company, later joined Purdue Pharma in their effort to influence the medical </text:span><text:span text:style-name="T17">world to use more opioids while competing with them on this market, producing over 75 </text:span><text:span text:style-name="T18">billion</text:span><text:span text:style-name="T17"> pills. </text:span><text:span text:style-name="T18">This huge increased of opioid drugs distributed througout the country caused an increasing number of peoples being addicted which rose the rate of durg overdose death as shown on the first NCH graph. 122 words</text:span></text:p>
      <text:p text:style-name="P5"><text:span text:style-name="T18"/></text:p>
      <text:p text:style-name="P5"><text:span text:style-name="T18"><text:tab/></text:span><text:span text:style-name="T19">According to McGreal, this lobbying campaign was vastly profitable </text:span><text:span text:style-name="T20">for the companies as Purdue was selling 1 billion dollars worth of OxyContin a year by 2000, the opioid market represented 8 billion dollars a year in 2019 and this number roughly doubled in 2022 if the sales are following the overdose curve. However this comes with a huge death toll for consumers as over 100,000 Americans died from overdoses in 2023 as stated in </text:span><text:span text:style-name="T3">The Economist</text:span><text:span text:style-name="T20">. As Meier wrote, it reached a point where morgues could not keep up with the death rate. </text:span><text:span text:style-name="T21">Babies were already contaminated by narcotics consumed by their mother and policemen had to carry an antidote spray if they encounter someone having an overdose. According to NCH this tragedy did not hit everyone equally as native americans were over 10 times more affected than asian peoples. </text:span><text:span text:style-name="T20"><text:s text:c="2"/></text:span><text:span text:style-name="T21">139 words</text:span></text:p>
      <text:p text:style-name="P5"><text:span text:style-name="T21"/></text:p>
      <text:p text:style-name="P6"><text:span text:style-name="T21"><text:tab/></text:span><text:span text:style-name="T22">Actions are taken to face this problem. McGreal states that Mike Hunter, Oklahoma’s attorney general, sued J&amp;J in 2019 for causing the opioid epidemy. According to </text:span><text:span text:style-name="T4">The Economist</text:span><text:span text:style-name="T22">, American authorities delivered a powerful blow on the </text:span><text:soft-page-break/><text:span text:style-name="T22">sinaloa gang, but opioid traf</text:span><text:span text:style-name="T23">f</text:span><text:span text:style-name="T22">ic </text:span><text:span text:style-name="T23">adapted and facing it calls for more radical methods, such as invading Mexico according to Senior Republicans. 57 words</text:span></text:p>
      <text:p text:style-name="P6"><text:span text:style-name="T23"/></text:p>
      <text:p text:style-name="P6"><text:span text:style-name="T23">To conclude, the greed of </text:span><text:span text:style-name="T24">health</text:span><text:span text:style-name="T23"> </text:span><text:span text:style-name="T24">companies caused the death of hundreds of thousands.</text:span><text:span text:style-name="T23"> </text:span></text:p>
      <text:p text:style-name="P6"><text:span text:style-name="T23"/></text:p>
      <text:p text:style-name="P7"><text:span text:style-name="T23">[</text:span><text:span text:style-name="T10">446 word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c6ac" officeooo:paragraph-rsid="0011c6a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CHRECK</text:p>
        <text:p text:style-name="MP1">Corentin</text:p>
        <text:p text:style-name="MP1">MP2I</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7T08:18:17.674000000</meta:creation-date>
    <dc:date>2025-05-17T11:15:49.970000000</dc:date>
    <meta:editing-duration>PT19M36S</meta:editing-duration>
    <meta:editing-cycles>4</meta:editing-cycles>
    <meta:generator>LibreOffice/7.1.0.3$Windows_X86_64 LibreOffice_project/f6099ecf3d29644b5008cc8f48f42f4a40986e4c</meta:generator>
    <meta:document-statistic meta:table-count="0" meta:image-count="0" meta:object-count="0" meta:page-count="2" meta:paragraph-count="12" meta:word-count="467" meta:character-count="2855" meta:non-whitespace-character-count="2391"/>
  </office:meta>
</office:document-meta>
</file>